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none" fo:font-weight="bold" style:font-size-asian="13.1000003814697pt" style:font-weight-asian="bold" style:font-size-complex="15pt" style:font-weight-complex="bold"/>
    </style:style>
    <style:style style:name="P2" style:family="paragraph" style:parent-style-name="Standard">
      <style:text-properties fo:font-size="15pt" style:text-underline-style="none" fo:font-weight="bold" officeooo:rsid="000906ed" officeooo:paragraph-rsid="000906ed" style:font-size-asian="13.1000003814697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084aa9" style:font-size-asian="13.1000003814697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0906ed" officeooo:paragraph-rsid="000906ed" style:font-size-asian="13.1000003814697pt" style:font-weight-asian="bold" style:font-size-complex="15pt" style:font-weight-complex="bold"/>
    </style:style>
    <style:style style:name="P5" style:family="paragraph" style:parent-style-name="Standard">
      <style:text-properties fo:font-size="15pt" style:text-underline-style="solid" style:text-underline-width="auto" style:text-underline-color="font-color" fo:font-weight="bold" officeooo:rsid="000d9a9d" officeooo:paragraph-rsid="000d9a9d" style:font-size-asian="13.1000003814697pt" style:font-weight-asian="bold" style:font-size-complex="15pt" style:font-weight-complex="bold"/>
    </style:style>
    <style:style style:name="P6" style:family="paragraph" style:parent-style-name="Standard">
      <style:text-properties fo:font-size="15pt" style:text-underline-style="none" fo:font-weight="normal" officeooo:rsid="000906ed" officeooo:paragraph-rsid="000906ed" style:font-size-asian="13.1000003814697pt" style:font-weight-asian="normal" style:font-size-complex="15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84aa9"/>
    </style:style>
    <style:style style:name="T3" style:family="text">
      <style:text-properties officeooo:rsid="000c0d43"/>
    </style:style>
    <style:style style:name="T4" style:family="text">
      <style:text-properties officeooo:rsid="000cade5"/>
    </style:style>
    <style:style style:name="T5" style:family="text">
      <style:text-properties officeooo:rsid="000cd386"/>
    </style:style>
    <style:style style:name="T6" style:family="text">
      <style:text-properties fo:color="#b5b6e3" style:font-name="JetBrains Mono" fo:font-size="10pt" fo:font-style="normal" fo:font-weight="normal" style:font-size-asian="10pt" style:font-style-asian="normal" style:font-weight-asian="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2">RAPPORT PROJET GLCS</text:span></text:p>
      <text:p text:style-name="P3"/>
      <text:p text:style-name="P3"/>
      <text:p text:style-name="P2"><text:span text:style-name="T2">1. </text:span><text:span text:style-name="T1">SYNCHRONISATION DES ZONES FANTÔMES</text:span></text:p>
      <text:p text:style-name="P4"/>
      <text:p text:style-name="P6">La fonction Distributed2DField::sync_ghosts <text:span text:style-name="T3">fait des échanges entre processus voisins dans chaque direction. Ici on commence par la direction DY. On récupère les rangs des processus voisins en dessous et au dessus des domaines locaux. Puis on stocke la coordonnée du dernier bloc de données de la même taille que la zone fantôme dans la zone non fantôme. </text:span><text:span text:style-name="T4">Par la suite en utilisant une distribution cartésienne, on envoie la première ligne de blocs de la zone fantôme en dessous dans la zone non fantôme puis on reçoit la ligne de la zone fantôme d’au dessus avec MPI_Sendrecv(). En suite on envoie la dernière ligne de blocs </text:span><text:span text:style-name="T5">au dessus de la zone fantôme et on reçoit la zone fantôme d’en dessous avec MPI_Sendrecv() en utilisant une distribution cartésienne. Enfin on répète le même processus pour la direction DX en remplaçant donc le UP et le DOWN par respectivement RIGHT et LEFT. On envoie de la gauche et reçoit de la droite et vice versa .</text:span></text:p>
      <text:p text:style-name="P6"/>
      <text:p text:style-name="P5">2. DESCRIPTION DE LA CLASSE CartesianDistribution2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14:28:54.411149544</meta:creation-date>
    <dc:date>2021-01-13T22:21:32.542168727</dc:date>
    <meta:editing-duration>PT15M27S</meta:editing-duration>
    <meta:editing-cycles>3</meta:editing-cycles>
    <meta:generator>LibreOffice/6.4.6.2$Linux_X86_64 LibreOffice_project/40$Build-2</meta:generator>
    <meta:document-statistic meta:table-count="0" meta:image-count="0" meta:object-count="0" meta:page-count="1" meta:paragraph-count="4" meta:word-count="177" meta:character-count="1056" meta:non-whitespace-character-count="879"/>
  </office:meta>
</office:document-meta>
</file>